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officeooo:rsid="0008e927" officeooo:paragraph-rsid="0008e927" fo:background-color="transparent" style:font-size-asian="12pt" style:font-size-complex="12pt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officeooo:rsid="00098b03" officeooo:paragraph-rsid="00098b03" fo:background-color="transparen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color="#000000" loext:opacity="100%" style:font-name="DejaVu Math TeX Gyre" fo:font-size="12pt" style:text-underline-style="none" officeooo:rsid="00098b03" officeooo:paragraph-rsid="000d25ec" fo:background-color="transparent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color="#000000" loext:opacity="100%" style:font-name="DejaVu Math TeX Gyre" fo:font-size="12pt" style:text-underline-style="none" fo:background-color="transparent" style:font-size-asian="12pt" style:font-size-complex="12pt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fo:font-weight="bold" officeooo:rsid="0008e927" officeooo:paragraph-rsid="0008e927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fo:font-weight="bold" officeooo:rsid="0008e927" officeooo:paragraph-rsid="000d25ec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fo:font-weight="bold" officeooo:rsid="00098b03" officeooo:paragraph-rsid="00098b03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fo:font-weight="bold" officeooo:rsid="00098b03" officeooo:paragraph-rsid="000d25ec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fo:font-weight="bold" officeooo:rsid="000b28ff" officeooo:paragraph-rsid="000b28ff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fo:color="#000000" loext:opacity="100%" style:font-name="DejaVu Math TeX Gyre" fo:font-size="12pt" style:text-underline-style="none" fo:font-weight="bold" officeooo:rsid="000efb7e" officeooo:paragraph-rsid="000efb7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fo:color="#000000" loext:opacity="100%" style:font-name="DejaVu Math TeX Gyre" fo:font-size="12pt" style:text-underline-style="none" fo:font-weight="normal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fo:color="#000000" loext:opacity="100%" style:font-name="DejaVu Math TeX Gyre" fo:font-size="12pt" style:text-underline-style="none" fo:font-weight="normal" officeooo:paragraph-rsid="000b28ff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fo:color="#000000" loext:opacity="100%" style:font-name="DejaVu Math TeX Gyre" fo:font-size="12pt" style:text-underline-style="none" fo:font-weight="normal" officeooo:rsid="000efb7e" officeooo:paragraph-rsid="000efb7e" fo:background-color="transparent" style:font-size-asian="12pt" style:font-size-complex="12pt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fo:font-weight="normal" officeooo:rsid="000b28ff" officeooo:paragraph-rsid="000b28ff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solid" style:text-underline-width="auto" style:text-underline-color="font-color" officeooo:rsid="0008e927" officeooo:paragraph-rsid="0008e927" fo:background-color="transparent" style:font-size-asian="12pt"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Liberation Serif" fo:font-size="12pt" style:text-underline-style="none" fo:font-weight="bold" officeooo:rsid="00098b03" officeooo:paragraph-rsid="00098b03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Liberation Serif" fo:font-size="12pt" style:text-underline-style="none" officeooo:rsid="00098b03" officeooo:paragraph-rsid="00098b03" fo:background-color="transparent" style:font-size-asian="12pt" style:font-size-complex="12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08e927" officeooo:paragraph-rsid="0008e927"/>
    </style:style>
    <style:style style:name="P1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rsid="0008e927" officeooo:paragraph-rsid="0008e927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08e927" officeooo:paragraph-rsid="000d25ec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fo:background-color="transparent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paragraph-rsid="000d25ec" fo:background-color="transparent" style:font-size-asian="12pt" style:font-size-complex="12pt"/>
    </style:style>
    <style:style style:name="P2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paragraph-rsid="000d25ec" fo:background-color="transparent" style:font-size-asian="12pt" style:font-size-complex="12pt"/>
    </style:style>
    <style:style style:name="P2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rsid="00098b03" officeooo:paragraph-rsid="00098b03" fo:background-color="transparent" style:font-size-asian="12pt" style:font-size-complex="12pt"/>
    </style:style>
    <style:style style:name="P25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paragraph-rsid="00098b03" fo:background-color="transparent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officeooo:paragraph-rsid="000b28ff"/>
    </style:style>
    <style:style style:name="P28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0d25ec"/>
    </style:style>
    <style:style style:name="P2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rsid="000b28ff" officeooo:paragraph-rsid="000b28ff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erif" fo:font-weight="bold" officeooo:paragraph-rsid="00104bb1" style:font-weight-asian="bold" style:font-weight-complex="bold"/>
    </style:style>
    <style:style style:name="P31" style:family="paragraph" style:parent-style-name="Text_20_body">
      <style:text-properties style:font-name="Liberation Serif"/>
    </style:style>
    <style:style style:name="P32" style:family="paragraph" style:parent-style-name="Text_20_body">
      <style:text-properties style:font-name="Liberation Serif" fo:font-size="14pt" style:font-size-asian="12.25pt" style:font-size-complex="14pt"/>
    </style:style>
    <style:style style:name="P33" style:family="paragraph" style:parent-style-name="Text_20_body" style:list-style-name="L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</style:style>
    <style:style style:name="P34" style:family="paragraph" style:parent-style-name="Text_20_body" style:list-style-name="L2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</style:style>
    <style:style style:name="P35" style:family="paragraph" style:parent-style-name="Text_20_body" style:list-style-name="L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0d25ec"/>
    </style:style>
    <style:style style:name="P36" style:family="paragraph" style:parent-style-name="Text_20_body" style:list-style-name="L4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</style:style>
    <style:style style:name="P37" style:family="paragraph" style:parent-style-name="Text_20_body" style:list-style-name="L4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0d25ec"/>
    </style:style>
    <style:style style:name="P38" style:family="paragraph" style:parent-style-name="Text_20_body" style:list-style-name="L5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098b03"/>
    </style:style>
    <style:style style:name="P39" style:family="paragraph" style:parent-style-name="Text_20_body" style:list-style-name="L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color="#000000" loext:opacity="100%" style:font-name="DejaVu Math TeX Gyre" fo:font-size="12pt" style:text-underline-style="none" fo:font-weight="bold" officeooo:rsid="0008e927" officeooo:paragraph-rsid="000d25ec" fo:background-color="transparent" style:font-size-asian="12pt" style:font-weight-asian="bold" style:font-size-complex="12pt" style:font-weight-complex="bold"/>
    </style:style>
    <style:style style:name="P40" style:family="paragraph" style:parent-style-name="Text_20_body" style:list-style-name="L10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fo:color="#000000" loext:opacity="100%" style:font-name="DejaVu Math TeX Gyre" fo:font-size="12pt" style:text-underline-style="none" fo:font-weight="normal" officeooo:rsid="000efb7e" officeooo:paragraph-rsid="000efb7e" fo:background-color="transparent" style:font-size-asian="12pt" style:font-size-complex="12pt"/>
    </style:style>
    <style:style style:name="P41" style:family="paragraph" style:parent-style-name="Text_20_body" style:list-style-name="L10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fo:color="#000000" loext:opacity="100%" style:font-name="DejaVu Math TeX Gyre" fo:font-size="12pt" style:text-underline-style="none" fo:font-weight="normal" officeooo:rsid="000efb7e" officeooo:paragraph-rsid="000f441b" fo:background-color="transparent" style:font-size-asian="12pt" style:font-size-complex="12pt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fo:color="#000000" loext:opacity="100%" style:font-name="DejaVu Math TeX Gyre" fo:font-size="12pt" style:text-underline-style="none" fo:font-weight="normal" officeooo:rsid="000efb7e" officeooo:paragraph-rsid="000f441b" fo:background-color="transparent" style:font-size-asian="12pt" style:font-size-complex="12pt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fo:color="#000000" loext:opacity="100%" style:font-name="DejaVu Math TeX Gyre" fo:font-size="12pt" style:text-underline-style="none" fo:font-weight="normal" officeooo:rsid="0010ec07" officeooo:paragraph-rsid="0010ec07" fo:background-color="transparent" style:font-size-asian="12pt" style:font-size-complex="12pt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fo:color="#000000" loext:opacity="100%" style:font-name="Liberation Mono" fo:font-size="10pt" style:text-underline-style="none" fo:font-weight="normal" officeooo:rsid="0010ec07" officeooo:paragraph-rsid="0010ec07" fo:background-color="transparent" style:font-size-asian="10pt" style:font-size-complex="10pt"/>
    </style:style>
    <style:style style:name="P45" style:family="paragraph" style:parent-style-name="Text_20_body" style:list-style-name="L6">
      <style:paragraph-properties fo:margin-top="0cm" fo:margin-bottom="0cm" style:contextual-spacing="false"/>
    </style:style>
    <style:style style:name="P46" style:family="paragraph" style:parent-style-name="Text_20_body" style:list-style-name="L6">
      <style:text-properties style:font-name="Liberation Serif"/>
    </style:style>
    <style:style style:name="P47" style:family="paragraph" style:parent-style-name="Text_20_body" style:list-style-name="L6">
      <style:paragraph-properties fo:margin-top="0cm" fo:margin-bottom="0cm" style:contextual-spacing="false"/>
      <style:text-properties style:font-name="Liberation Serif"/>
    </style:style>
    <style:style style:name="P48" style:family="paragraph" style:parent-style-name="Text_20_body" style:list-style-name="L7">
      <style:text-properties style:font-name="Liberation Serif"/>
    </style:style>
    <style:style style:name="P49" style:family="paragraph" style:parent-style-name="Text_20_body" style:list-style-name="L8">
      <style:text-properties style:font-name="Liberation Serif"/>
    </style:style>
    <style:style style:name="P50" style:family="paragraph" style:parent-style-name="Text_20_body" style:list-style-name="L9">
      <style:text-properties style:font-name="Liberation Serif"/>
    </style:style>
    <style:style style:name="P51" style:family="paragraph" style:parent-style-name="Text_20_body" style:list-style-name="L7">
      <style:paragraph-properties fo:margin-top="0cm" fo:margin-bottom="0cm" style:contextual-spacing="false"/>
    </style:style>
    <style:style style:name="P52" style:family="paragraph" style:parent-style-name="Text_20_body" style:list-style-name="L8">
      <style:paragraph-properties fo:margin-top="0cm" fo:margin-bottom="0cm" style:contextual-spacing="false"/>
    </style:style>
    <style:style style:name="P53" style:family="paragraph" style:parent-style-name="Text_20_body" style:list-style-name="L9">
      <style:paragraph-properties fo:margin-top="0cm" fo:margin-bottom="0cm" style:contextual-spacing="false"/>
    </style:style>
    <style:style style:name="P54" style:family="paragraph" style:parent-style-name="Text_20_body" style:list-style-name="L11">
      <style:paragraph-properties fo:margin-top="0cm" fo:margin-bottom="0cm" style:contextual-spacing="false"/>
    </style:style>
    <style:style style:name="P55" style:family="paragraph" style:parent-style-name="Text_20_body" style:list-style-name="L11">
      <style:paragraph-properties fo:margin-top="0cm" fo:margin-bottom="0cm" style:contextual-spacing="false"/>
      <style:text-properties style:font-name="Liberation Mono" fo:font-size="10pt" style:font-size-asian="10pt" style:font-size-complex="10pt"/>
    </style:style>
    <style:style style:name="P56" style:family="paragraph" style:parent-style-name="Text_20_body" style:list-style-name="L11">
      <style:text-properties style:font-name="Liberation Mono" fo:font-size="10pt" style:font-size-asian="10pt" style:font-size-complex="10pt"/>
    </style:style>
    <style:style style:name="T1" style:family="text">
      <style:text-properties fo:font-variant="normal" fo:text-transform="none" style:font-name="DejaVu Math TeX Gyre" fo:letter-spacing="normal" fo:font-style="normal" fo:font-weight="normal" loext:padding="0.049cm" loext:border="0.06pt solid #d1d7dc"/>
    </style:style>
    <style:style style:name="T2" style:family="text">
      <style:text-properties fo:font-variant="normal" fo:text-transform="none" style:font-name="DejaVu Math TeX Gyre" fo:letter-spacing="normal" fo:font-style="normal" fo:font-weight="normal" officeooo:rsid="000d25ec" loext:padding="0.049cm" loext:border="0.06pt solid #d1d7dc"/>
    </style:style>
    <style:style style:name="T3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fo:background-color="transparent" loext:char-shading-value="0" style:font-size-asian="12pt" style:font-size-complex="12pt" loext:padding="0.049cm" loext:border="0.06pt solid #d1d7dc"/>
    </style:style>
    <style:style style:name="T5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fo:background-color="transparent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rsid="000d25ec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rsid="000d25ec" fo:background-color="transparent" loext:char-shading-value="0" style:font-size-asian="12pt" style:font-size-complex="12pt" loext:padding="0cm" loext:border="none"/>
    </style:style>
    <style:style style:name="T8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rsid="0008e927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rsid="0008e927" fo:background-color="transparent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rsid="0008e927" fo:background-color="transparent" loext:char-shading-value="0" style:font-size-asian="12pt" style:font-size-complex="12pt" loext:padding="0.049cm" loext:border="0.06pt solid #d1d7dc"/>
    </style:style>
    <style:style style:name="T11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rsid="00098b03" fo:background-color="transparent" loext:char-shading-value="0" style:font-size-asian="12pt" style:font-weight-asian="bold" style:font-size-complex="12pt" style:font-weight-complex="bold" loext:padding="0.049cm" loext:border="0.06pt solid #d1d7dc"/>
    </style:style>
    <style:style style:name="T12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rsid="000d25e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.049cm" loext:border="0.06pt solid #d1d7dc"/>
    </style:style>
    <style:style style:name="T13" style:family="text">
      <style:text-properties fo:color="#000000" loext:opacity="100%" style:font-name="DejaVu Math TeX Gyre" fo:font-size="12pt" style:text-underline-style="none" fo:background-color="transparent" loext:char-shading-value="0" style:font-size-asian="12pt" style:font-size-complex="12pt"/>
    </style:style>
    <style:style style:name="T14" style:family="text">
      <style:text-properties fo:color="#000000" loext:opacity="100%" style:font-name="DejaVu Math TeX Gyre" fo:font-size="12pt" style:text-underline-style="none" fo:font-weight="normal" fo:background-color="transparent" loext:char-shading-value="0" style:font-size-asian="12pt" style:font-size-complex="12pt" loext:padding="0.049cm" loext:border="0.06pt solid #d1d7dc"/>
    </style:style>
    <style:style style:name="T15" style:family="text">
      <style:text-properties fo:color="#000000" loext:opacity="100%" fo:font-size="12pt" style:text-underline-style="none" officeooo:rsid="00104bb1" fo:background-color="transparent" loext:char-shading-value="0" style:font-size-asian="12pt" style:font-size-complex="12pt"/>
    </style:style>
    <style:style style:name="T16" style:family="text">
      <style:text-properties officeooo:rsid="000d25ec"/>
    </style:style>
    <style:style style:name="T17" style:family="text">
      <style:text-properties style:font-name="Liberation Serif"/>
    </style:style>
    <style:style style:name="T18" style:family="text">
      <style:text-properties style:font-name="Liberation Mono"/>
    </style:style>
    <style:style style:name="T19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GIT NOTES:</text:p>
      <text:p text:style-name="P1"/>
      <text:p text:style-name="P5">1] Creating a Git repository: </text:p>
      <text:p text:style-name="P28"><text:span text:style-name="T6">C</text:span><text:span text:style-name="T8">reate a new project directory </text:span><text:span text:style-name="T6">and </text:span><text:span text:style-name="T3">open i</text:span><text:span text:style-name="T6">t and </text:span><text:span text:style-name="T3">type the command</text:span></text:p>
      <text:p text:style-name="P28"><text:span text:style-name="Source_20_Text"><text:span text:style-name="T4">git init</text:span></text:span></text:p>
      <text:p text:style-name="P28"><text:span text:style-name="Source_20_Text"><text:span text:style-name="T4"/></text:span></text:p>
      <text:p text:style-name="P6">2] Add files to project:</text:p>
      <text:p text:style-name="P20"><text:span text:style-name="Source_20_Text"><text:span text:style-name="T4">git add &lt;filename&gt;</text:span></text:span></text:p>
      <text:list xml:id="list2651346979" text:style-name="L1">
        <text:list-header>
          <text:p text:style-name="P33"><text:span text:style-name="Source_20_Text"><text:span text:style-name="T4">git add *</text:span></text:span></text:p>
        </text:list-header>
      </text:list>
      <text:p text:style-name="P1"/>
      <text:p text:style-name="P5">3] Commit the changes</text:p>
      <text:p text:style-name="P19"><text:span text:style-name="Source_20_Text"><text:span text:style-name="T4">git commit -m "Commit message"</text:span></text:span></text:p>
      <text:p text:style-name="P19"><text:span text:style-name="Source_20_Text"><text:span text:style-name="T4"/></text:span></text:p>
      <text:p text:style-name="P5">4] Making Remote Repository</text:p>
      <text:p text:style-name="P28"><text:span text:style-name="Strong_20_Emphasis"><text:span text:style-name="T9">Putting your Project online </text:span></text:span><text:span text:style-name="Strong_20_Emphasis"><text:span text:style-name="T7">b</text:span></text:span><text:span text:style-name="T3">y typing the</text:span></text:p>
      <text:p text:style-name="P28"><text:span text:style-name="Source_20_Text"><text:span text:style-name="T4">git commit</text:span></text:span></text:p>
      <text:p text:style-name="P23">command your changes are in your local working copy.</text:p>
      <text:p text:style-name="P4"/>
      <text:p text:style-name="P21">To send to remote repository:</text:p>
      <text:list xml:id="list2261047937" text:style-name="L2">
        <text:list-header>
          <text:p text:style-name="P34"><text:span text:style-name="Source_20_Text"><text:span text:style-name="T4">git push origin master</text:span></text:span></text:p>
        </text:list-header>
      </text:list>
      <text:p text:style-name="P4"/>
      <text:p text:style-name="P21">To connect to a remote repository:</text:p>
      <text:list xml:id="list2880622529" text:style-name="L3">
        <text:list-header>
          <text:p text:style-name="P35"><text:span text:style-name="Source_20_Text"><text:span text:style-name="T4">git remote add origin &lt;server&gt;</text:span></text:span></text:p>
          <text:p text:style-name="P35"><text:span text:style-name="Source_20_Text"><text:span text:style-name="T10"/></text:span></text:p>
          <text:p text:style-name="P39">5] To set your username globally:</text:p>
        </text:list-header>
      </text:list>
      <text:p text:style-name="P18"><text:span text:style-name="T13">git config --global user.email “</text:span><text:a xlink:type="simple" xlink:href="mailto:you@example.com" text:style-name="Internet_20_link" text:visited-style-name="Visited_20_Internet_20_Link">you@example.com</text:a><text:span text:style-name="T13">”</text:span></text:p>
      <text:p text:style-name="P1">git config --global user.name “Your Name”</text:p>
      <text:p text:style-name="P1"/>
      <text:p text:style-name="P8">6] Work on existing project:</text:p>
      <text:p text:style-name="P22">If you want to work on an existing Git project, you need to download it to your computer. To download, you can use this command:</text:p>
      <text:list xml:id="list52142219" text:style-name="L4">
        <text:list-header>
          <text:p text:style-name="P36"><text:span text:style-name="Source_20_Text"><text:span text:style-name="T4">git clone </text:span></text:span><text:a xlink:type="simple" xlink:href="mailto:username@host" text:style-name="Internet_20_link" text:visited-style-name="Visited_20_Internet_20_Link"><text:span text:style-name="Source_20_Text">username@host</text:span></text:a><text:span text:style-name="Source_20_Text"><text:span text:style-name="T4">:/path/to/repository</text:span></text:span></text:p>
          <text:p text:style-name="P36"><text:span text:style-name="Source_20_Text"><text:span text:style-name="T4"/></text:span></text:p>
        </text:list-header>
      </text:list>
      <text:p text:style-name="P26"><text:span text:style-name="Strong_20_Emphasis"><text:span text:style-name="T5">Work on Local Network Git project</text:span></text:span></text:p>
      <text:p text:style-name="P21">If it's on a network drive, you can use the command:</text:p>
      <text:list xml:id="list1015265419" text:style-name="L5">
        <text:list-header>
          <text:p text:style-name="P38"><text:span text:style-name="Source_20_Text"><text:span text:style-name="T4">git clone /path/to/repository</text:span></text:span></text:p>
        </text:list-header>
      </text:list>
      <text:p text:style-name="P2"/>
      <text:p text:style-name="P7">7] To look into git history:</text:p>
      <text:list xml:id="list154760756404137" text:continue-list="list52142219" text:style-name="L4">
        <text:list-header>
          <text:p text:style-name="P37"><text:span text:style-name="Source_20_Text"><text:span text:style-name="T11">git </text:span></text:span><text:span text:style-name="Source_20_Text"><text:span text:style-name="T12">log</text:span></text:span></text:p>
        </text:list-header>
      </text:list>
      <text:p text:style-name="P2"/>
      <text:p text:style-name="P2"/>
      <text:p text:style-name="P2"/>
      <text:p text:style-name="P2"/>
      <text:p text:style-name="P16"><text:soft-page-break/>8] To undo the changes in local repository: </text:p>
      <text:p text:style-name="P25">Verify the remote repository status:</text:p>
      <text:list xml:id="list2924431028" text:style-name="L6">
        <text:list-item>
          <text:list>
            <text:list-item>
              <text:p text:style-name="P45"><text:span text:style-name="T17">Run </text:span><text:span text:style-name="Source_20_Text"><text:span text:style-name="T17">git status</text:span></text:span><text:span text:style-name="T17"> to check the current status of your local repository.</text:span></text:p>
            </text:list-item>
          </text:list>
        </text:list-item>
        <text:list-item>
          <text:p text:style-name="P46">Fetch the latest changes from the remote repository:</text:p>
          <text:list>
            <text:list-item>
              <text:p text:style-name="P45"><text:span text:style-name="T17">Run </text:span><text:span text:style-name="Source_20_Text"><text:span text:style-name="T17">git fetch</text:span></text:span><text:span text:style-name="T17"> to retrieve the latest commits from the remote repository.</text:span></text:p>
            </text:list-item>
          </text:list>
        </text:list-item>
        <text:list-item>
          <text:p text:style-name="P46">Check the branch divergence:</text:p>
          <text:list>
            <text:list-item>
              <text:p text:style-name="P45"><text:span text:style-name="T17">Run </text:span><text:span text:style-name="Source_20_Text"><text:span text:style-name="T17">git log origin/branch-name..branch-name</text:span></text:span><text:span text:style-name="T17"> (replace </text:span><text:span text:style-name="Source_20_Text"><text:span text:style-name="T17">branch-name</text:span></text:span><text:span text:style-name="T17"> with the actual branch name) to see the commits that exist on your local branch but are not on the remote branch.</text:span></text:p>
            </text:list-item>
            <text:list-item>
              <text:p text:style-name="P47">If you see the commit you removed in this list, it means it still exists on the remote branch.</text:p>
            </text:list-item>
          </text:list>
        </text:list-item>
        <text:list-item>
          <text:p text:style-name="P46">Reset the branch to the remote state:</text:p>
          <text:list>
            <text:list-item>
              <text:p text:style-name="P45"><text:span text:style-name="T17">Run </text:span><text:span text:style-name="Source_20_Text"><text:span text:style-name="T17">git reset --hard origin/branch-name</text:span></text:span><text:span text:style-name="T17"> (replace </text:span><text:span text:style-name="Source_20_Text"><text:span text:style-name="T17">branch-name</text:span></text:span><text:span text:style-name="T17"> with the actual branch name) to reset your local branch to match the remote branch.</text:span></text:p>
            </text:list-item>
            <text:list-item>
              <text:p text:style-name="P47">This command discards all local commits and changes, bringing your branch back in sync with the remote branch.</text:p>
            </text:list-item>
          </text:list>
        </text:list-item>
        <text:list-item>
          <text:p text:style-name="P46">Verify the branch status:</text:p>
          <text:list>
            <text:list-item>
              <text:p text:style-name="P45"><text:span text:style-name="T17">Run </text:span><text:span text:style-name="Source_20_Text"><text:span text:style-name="T17">git status</text:span></text:span><text:span text:style-name="T17"> to check if the branch is now up to date with the remote branch.</text:span></text:p>
            </text:list-item>
            <text:list-item>
              <text:p text:style-name="P46">It should no longer show the branch as ahead by 1 commit.</text:p>
            </text:list-item>
          </text:list>
        </text:list-item>
      </text:list>
      <text:p text:style-name="P17"/>
      <text:p text:style-name="P30"><text:span text:style-name="T15">9] </text:span>Remove the commit using one of the following methods:</text:p>
      <text:p text:style-name="P31">a. Soft Reset:</text:p>
      <text:list xml:id="list699131102" text:style-name="L7">
        <text:list-item>
          <text:p text:style-name="P51"><text:span text:style-name="T17">Run </text:span><text:span text:style-name="Source_20_Text"><text:span text:style-name="T17">git reset --soft HEAD~1</text:span></text:span><text:span text:style-name="T17"> (replace </text:span><text:span text:style-name="Source_20_Text"><text:span text:style-name="T17">HEAD~1</text:span></text:span><text:span text:style-name="T17"> with the appropriate commit reference or commit hash).</text:span></text:p>
        </text:list-item>
        <text:list-item>
          <text:p text:style-name="P48">This command will remove the commit but keep the changes from that commit staged (not committed).</text:p>
        </text:list-item>
      </text:list>
      <text:p text:style-name="P31">b. Mixed Reset (default behavior):</text:p>
      <text:list xml:id="list2754408341" text:style-name="L8">
        <text:list-item>
          <text:p text:style-name="P52"><text:span text:style-name="T17">Run </text:span><text:span text:style-name="Source_20_Text"><text:span text:style-name="T17">git reset HEAD~1</text:span></text:span><text:span text:style-name="T17"> (replace </text:span><text:span text:style-name="Source_20_Text"><text:span text:style-name="T17">HEAD~1</text:span></text:span><text:span text:style-name="T17"> with the appropriate commit reference or commit hash).</text:span></text:p>
        </text:list-item>
        <text:list-item>
          <text:p text:style-name="P49">This command will remove the commit and unstage the changes, leaving the changes in your working directory.</text:p>
        </text:list-item>
      </text:list>
      <text:p text:style-name="P31">c. Hard Reset:</text:p>
      <text:list xml:id="list3919742649" text:style-name="L9">
        <text:list-item>
          <text:p text:style-name="P53"><text:span text:style-name="T17">Run </text:span><text:span text:style-name="Source_20_Text"><text:span text:style-name="T17">git reset --hard HEAD~1</text:span></text:span><text:span text:style-name="T17"> (replace </text:span><text:span text:style-name="Source_20_Text"><text:span text:style-name="T17">HEAD~1</text:span></text:span><text:span text:style-name="T17"> with the appropriate commit reference or commit hash).</text:span></text:p>
        </text:list-item>
        <text:list-item>
          <text:p text:style-name="P50">This command will remove the commit and discard all changes associated with that commit.</text:p>
        </text:list-item>
      </text:list>
      <text:p text:style-name="P31"/>
      <text:p text:style-name="P31"/>
      <text:p text:style-name="P32"/>
      <text:p text:style-name="P2"/>
      <text:p text:style-name="P7"><text:soft-page-break/>10] To create a different branch:</text:p>
      <text:p text:style-name="P24">To create a branch named feature_x</text:p>
      <text:p text:style-name="P26"><text:span text:style-name="Source_20_Text"><text:span text:style-name="T4">git checkout -b feature_x</text:span></text:span></text:p>
      <text:p text:style-name="P26"><text:span text:style-name="Source_20_Text"><text:span text:style-name="T4"/></text:span></text:p>
      <text:p text:style-name="P2">T<text:span text:style-name="T16">o</text:span> switch between branch use</text:p>
      <text:p text:style-name="P3"><text:span text:style-name="Source_20_Text"><text:span text:style-name="T1">git checkout </text:span></text:span><text:span text:style-name="Source_20_Text"><text:span text:style-name="T2">&lt;BranchName&gt;</text:span></text:span></text:p>
      <text:p text:style-name="P2"/>
      <text:p text:style-name="P2">To delete a branch </text:p>
      <text:p text:style-name="P3"><text:span text:style-name="Source_20_Text"><text:span text:style-name="T1">git checkout -</text:span></text:span><text:span text:style-name="Source_20_Text"><text:span text:style-name="T2">d &lt;BranchName&gt;</text:span></text:span></text:p>
      <text:p text:style-name="P2"/>
      <text:p text:style-name="P2"><text:span text:style-name="T16">T</text:span>o see all the branch name use</text:p>
      <text:p text:style-name="P3"><text:span text:style-name="Source_20_Text"><text:span text:style-name="T1">git </text:span></text:span><text:span text:style-name="Source_20_Text"><text:span text:style-name="T2">branch</text:span></text:span></text:p>
      <text:p text:style-name="P2"/>
      <text:p text:style-name="P9">11] Sync and Merge branch</text:p>
      <text:p text:style-name="P14">To turn your git project into the latest version, run the command</text:p>
      <text:p text:style-name="P29"><text:span text:style-name="Source_20_Text"><text:span text:style-name="T14">git pull</text:span></text:span></text:p>
      <text:p text:style-name="P12">If you work in a branch, you can merge your changes with</text:p>
      <text:p text:style-name="P27"><text:span text:style-name="Source_20_Text"><text:span text:style-name="T14">git merge &lt;branch&gt;</text:span></text:span></text:p>
      <text:p text:style-name="P11"><text:line-break/></text:p>
      <text:p text:style-name="P10">GIT COMMANDS</text:p>
      <text:p text:style-name="P13"/>
      <text:list xml:id="list2008481397" text:style-name="L10">
        <text:list-item>
          <text:p text:style-name="P40">git init: Initializes an empty Git repository in the current directory. <text:s text:c="4"/></text:p>
        </text:list-item>
        <text:list-item>
          <text:p text:style-name="P40">git clone: Copies a repository from a remote source to the local machine. </text:p>
        </text:list-item>
        <text:list-item>
          <text:p text:style-name="P40">git add: Adds changes to the staging area for the next commit. <text:s text:c="4"/></text:p>
        </text:list-item>
        <text:list-item>
          <text:p text:style-name="P40">git commit: Commits changes to the local repository. <text:s text:c="4"/></text:p>
        </text:list-item>
        <text:list-item>
          <text:p text:style-name="P40">git push: Pushes changes to a remote repository. <text:s text:c="4"/></text:p>
        </text:list-item>
        <text:list-item>
          <text:p text:style-name="P40">git pull: Fetches and merges changes from a remote repository to the local machine. <text:s text:c="4"/></text:p>
        </text:list-item>
        <text:list-item>
          <text:p text:style-name="P40">git branch: Lists or creates branches. <text:s text:c="4"/></text:p>
        </text:list-item>
        <text:list-item>
          <text:p text:style-name="P40">git checkout: Switches to a specified branch. <text:s text:c="4"/></text:p>
        </text:list-item>
        <text:list-item>
          <text:p text:style-name="P40">git merge: Merges changes from one branch into another. <text:s text:c="4"/></text:p>
        </text:list-item>
        <text:list-item>
          <text:p text:style-name="P40">git status: Shows the current status of the repository. <text:s text:c="4"/></text:p>
        </text:list-item>
        <text:list-item>
          <text:p text:style-name="P40">git log: Displays a log of the commit history. <text:s text:c="4"/></text:p>
        </text:list-item>
        <text:list-item>
          <text:p text:style-name="P40">git reset: Resets the staging area to the last commit. <text:s text:c="4"/></text:p>
        </text:list-item>
        <text:list-item>
          <text:p text:style-name="P40">git stash: Temporarily stores changes that are not ready to be committed. <text:s text:c="4"/></text:p>
        </text:list-item>
        <text:list-item>
          <text:p text:style-name="P40">git remote: Lists or adds remote repositories.</text:p>
        </text:list-item>
        <text:list-item>
          <text:p text:style-name="P40">git rebase: This command is used to apply changes from one branch onto another.</text:p>
        </text:list-item>
        <text:list-item>
          <text:p text:style-name="P41">git fetch: This command is used to download changes from a remote repository, without merging them into your local branch. <text:s text:c="3"/></text:p>
        </text:list-item>
        <text:list-item>
          <text:p text:style-name="P41">git diff: Shows the differences between the working directory and the staging area or the last commit. <text:s text:c="4"/></text:p>
        </text:list-item>
        <text:list-item>
          <text:p text:style-name="P41">git tag: Creates, lists, or deletes tags, which are labels that point to specific commits. <text:s text:c="4"/></text:p>
        </text:list-item>
        <text:list-item>
          <text:p text:style-name="P41">git blame: Shows who last modified each line of a file and when. <text:s text:c="4"/></text:p>
        </text:list-item>
        <text:list-item>
          <text:p text:style-name="P41"><text:soft-page-break/>git cherry-pick: Applies the changes from a specific commit to the current branch. <text:s text:c="4"/></text:p>
        </text:list-item>
        <text:list-item>
          <text:p text:style-name="P41">git revert: Reverts one or more commits by creating a new commit with the opposite changes. <text:s text:c="4"/></text:p>
        </text:list-item>
        <text:list-item>
          <text:p text:style-name="P41">git bisect: Helps to find the specific commit that introduced a bug by performing a binary search. <text:s text:c="4"/></text:p>
        </text:list-item>
        <text:list-item>
          <text:p text:style-name="P41">git submodule: Manages submodules, which are repositories nested inside another repository.</text:p>
        </text:list-item>
      </text:list>
      <text:p text:style-name="P42"/>
      <text:p text:style-name="P42"/>
      <text:p text:style-name="P43">TO REVISE...</text:p>
      <text:p text:style-name="P44">Git:</text:p>
      <text:list xml:id="list3929854596" text:style-name="L11">
        <text:list-item>
          <text:p text:style-name="P55">Git is a distributed version control system that allows developers to track changes in files and collaborate on projects efficiently.</text:p>
        </text:list-item>
        <text:list-item>
          <text:p text:style-name="P55">Key Concepts:</text:p>
          <text:list>
            <text:list-item>
              <text:p text:style-name="P55">Repository: A directory that contains your project and its version history.</text:p>
            </text:list-item>
            <text:list-item>
              <text:p text:style-name="P55">Commit: A snapshot of changes made to files in the repository.</text:p>
            </text:list-item>
            <text:list-item>
              <text:p text:style-name="P55">Branch: A separate line of development within the repository.</text:p>
            </text:list-item>
            <text:list-item>
              <text:p text:style-name="P55">Remote: A remote repository where the project is stored, such as GitHub or GitLab.</text:p>
            </text:list-item>
          </text:list>
        </text:list-item>
        <text:list-item>
          <text:p text:style-name="P55">Basic Git Workflow:</text:p>
          <text:list>
            <text:list-item>
              <text:p text:style-name="P55">Initialize a Repository:</text:p>
              <text:list>
                <text:list-item>
                  <text:p text:style-name="P54"><text:span text:style-name="T19">Use </text:span><text:span text:style-name="Source_20_Text"><text:span text:style-name="T19">git init</text:span></text:span><text:span text:style-name="T19"> to initialize a new Git repository in your project directory.</text:span></text:p>
                </text:list-item>
              </text:list>
            </text:list-item>
            <text:list-item>
              <text:p text:style-name="P55">Add and Commit Changes:</text:p>
              <text:list>
                <text:list-item>
                  <text:p text:style-name="P54"><text:span text:style-name="T19">Use </text:span><text:span text:style-name="Source_20_Text"><text:span text:style-name="T19">git add &lt;file&gt;</text:span></text:span><text:span text:style-name="T19"> to stage changes for commit.</text:span></text:p>
                </text:list-item>
                <text:list-item>
                  <text:p text:style-name="P54"><text:span text:style-name="T19">Use </text:span><text:span text:style-name="Source_20_Text"><text:span text:style-name="T19">git commit -m "Commit message"</text:span></text:span><text:span text:style-name="T19"> to commit the staged changes with a descriptive message.</text:span></text:p>
                </text:list-item>
              </text:list>
            </text:list-item>
            <text:list-item>
              <text:p text:style-name="P55">Create and Switch Branches:</text:p>
              <text:list>
                <text:list-item>
                  <text:p text:style-name="P54"><text:span text:style-name="T19">Use </text:span><text:span text:style-name="Source_20_Text"><text:span text:style-name="T19">git branch &lt;branch-name&gt;</text:span></text:span><text:span text:style-name="T19"> to create a new branch.</text:span></text:p>
                </text:list-item>
                <text:list-item>
                  <text:p text:style-name="P54"><text:span text:style-name="T19">Use </text:span><text:span text:style-name="Source_20_Text"><text:span text:style-name="T19">git checkout &lt;branch-name&gt;</text:span></text:span><text:span text:style-name="T19"> to switch to a specific branch.</text:span></text:p>
                </text:list-item>
              </text:list>
            </text:list-item>
            <text:list-item>
              <text:p text:style-name="P55">Merge Branches:</text:p>
              <text:list>
                <text:list-item>
                  <text:p text:style-name="P54"><text:span text:style-name="T19">Use </text:span><text:span text:style-name="Source_20_Text"><text:span text:style-name="T19">git checkout &lt;target-branch&gt;</text:span></text:span><text:span text:style-name="T19"> to switch to the target branch.</text:span></text:p>
                </text:list-item>
                <text:list-item>
                  <text:p text:style-name="P54"><text:span text:style-name="T19">Use </text:span><text:span text:style-name="Source_20_Text"><text:span text:style-name="T19">git merge &lt;source-branch&gt;</text:span></text:span><text:span text:style-name="T19"> to merge changes from the source branch into the target branch.</text:span></text:p>
                </text:list-item>
              </text:list>
            </text:list-item>
            <text:list-item>
              <text:p text:style-name="P55">Fetch and Pull Changes:</text:p>
              <text:list>
                <text:list-item>
                  <text:p text:style-name="P54"><text:span text:style-name="T19">Use </text:span><text:span text:style-name="Source_20_Text"><text:span text:style-name="T19">git fetch</text:span></text:span><text:span text:style-name="T19"> to retrieve changes from a remote repository.</text:span></text:p>
                </text:list-item>
                <text:list-item>
                  <text:p text:style-name="P54"><text:span text:style-name="T19">Use </text:span><text:span text:style-name="Source_20_Text"><text:span text:style-name="T19">git pull</text:span></text:span><text:span text:style-name="T19"> to fetch changes and automatically merge them into the current branch.</text:span></text:p>
                </text:list-item>
              </text:list>
            </text:list-item>
            <text:list-item>
              <text:p text:style-name="P55">Push Changes:</text:p>
              <text:list>
                <text:list-item>
                  <text:p text:style-name="P54"><text:span text:style-name="T19">Use </text:span><text:span text:style-name="Source_20_Text"><text:span text:style-name="T19">git push &lt;remote&gt; &lt;branch&gt;</text:span></text:span><text:span text:style-name="T19"> to push local commits to a remote repository.</text:span></text:p>
                </text:list-item>
              </text:list>
            </text:list-item>
          </text:list>
        </text:list-item>
        <text:list-item>
          <text:p text:style-name="P55">GitHub:</text:p>
          <text:list>
            <text:list-item>
              <text:p text:style-name="P55">GitHub is a web-based hosting service for Git repositories.</text:p>
            </text:list-item>
            <text:list-item>
              <text:p text:style-name="P54"><text:span text:style-name="T19">Use </text:span><text:span text:style-name="Source_20_Text"><text:span text:style-name="T19">git clone &lt;repository-url&gt;</text:span></text:span><text:span text:style-name="T19"> to clone a repository from GitHub to your local machine.</text:span></text:p>
            </text:list-item>
            <text:list-item>
              <text:p text:style-name="P54"><text:span text:style-name="T19">Use </text:span><text:span text:style-name="Source_20_Text"><text:span text:style-name="T19">git remote add origin &lt;repository-url&gt;</text:span></text:span><text:span text:style-name="T19"> to connect your local repository to a remote repository on GitHub.</text:span></text:p>
            </text:list-item>
            <text:list-item>
              <text:p text:style-name="P54"><text:span text:style-name="T19">Use </text:span><text:span text:style-name="Source_20_Text"><text:span text:style-name="T19">git push -u origin &lt;branch&gt;</text:span></text:span><text:span text:style-name="T19"> to push your local branch to the remote repository.</text:span></text:p>
            </text:list-item>
          </text:list>
        </text:list-item>
        <text:list-item>
          <text:p text:style-name="P55">Additional Git Commands:</text:p>
          <text:list>
            <text:list-item>
              <text:p text:style-name="P54"><text:soft-page-break/><text:span text:style-name="Source_20_Text"><text:span text:style-name="T19">git status</text:span></text:span><text:span text:style-name="T19">: View the status of your repository and see which files are modified, staged, or untracked.</text:span></text:p>
            </text:list-item>
            <text:list-item>
              <text:p text:style-name="P54"><text:span text:style-name="Source_20_Text"><text:span text:style-name="T19">git log</text:span></text:span><text:span text:style-name="T19">: View the commit history.</text:span></text:p>
            </text:list-item>
            <text:list-item>
              <text:p text:style-name="P54"><text:span text:style-name="Source_20_Text"><text:span text:style-name="T19">git diff</text:span></text:span><text:span text:style-name="T19">: Show differences between the working directory and the repository.</text:span></text:p>
            </text:list-item>
            <text:list-item>
              <text:p text:style-name="P54"><text:span text:style-name="Source_20_Text"><text:span text:style-name="T19">git branch</text:span></text:span><text:span text:style-name="T19">: List existing branches in the repository.</text:span></text:p>
            </text:list-item>
            <text:list-item>
              <text:p text:style-name="P54"><text:span text:style-name="Source_20_Text"><text:span text:style-name="T19">git checkout -b &lt;new-branch&gt;</text:span></text:span><text:span text:style-name="T19">: Create and switch to a new branch in one command.</text:span></text:p>
            </text:list-item>
          </text:list>
        </text:list-item>
        <text:list-item>
          <text:p text:style-name="P55">Resources for Learning:</text:p>
          <text:list>
            <text:list-item>
              <text:p text:style-name="P54"><text:span text:style-name="T19">Official Git documentation: </text:span><text:a xlink:type="simple" xlink:href="https://git-scm.com/doc" office:target-frame-name="_new" xlink:show="replace" text:style-name="Internet_20_link" text:visited-style-name="Visited_20_Internet_20_Link"><text:span text:style-name="T19">https://git-scm.com/doc</text:span></text:a></text:p>
            </text:list-item>
            <text:list-item>
              <text:p text:style-name="P54"><text:span text:style-name="T19">Atlassian Git tutorial: </text:span><text:a xlink:type="simple" xlink:href="https://www.atlassian.com/git/tutorials" office:target-frame-name="_new" xlink:show="replace" text:style-name="Internet_20_link" text:visited-style-name="Visited_20_Internet_20_Link"><text:span text:style-name="T19">https://www.atlassian.com/git/tutorials</text:span></text:a></text:p>
            </text:list-item>
            <text:list-item>
              <text:p text:style-name="P56">Git Cheat Sheet: Download a printable cheat sheet for quick reference.</text:p>
            </text:list-item>
          </text:list>
        </text:list-item>
      </text:list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3:37:13.520158348</meta:creation-date>
    <dc:date>2023-07-11T15:47:59.762348556</dc:date>
    <meta:editing-duration>PT26M58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5" meta:paragraph-count="133" meta:word-count="1237" meta:character-count="7079" meta:non-whitespace-character-count="5966"/>
  </office:meta>
</office:document-meta>
</file>